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2278" officeooo:paragraph-rsid="00162278"/>
    </style:style>
    <style:style style:name="P2" style:family="paragraph" style:parent-style-name="Standard">
      <style:text-properties officeooo:rsid="001b0ca3" officeooo:paragraph-rsid="001b0ca3"/>
    </style:style>
    <style:style style:name="P3" style:family="paragraph" style:parent-style-name="Standard">
      <style:text-properties officeooo:rsid="001cd0b7" officeooo:paragraph-rsid="001cd0b7"/>
    </style:style>
    <style:style style:name="P4" style:family="paragraph" style:parent-style-name="Standard">
      <style:text-properties officeooo:rsid="001d26df" officeooo:paragraph-rsid="001d26df"/>
    </style:style>
    <style:style style:name="P5" style:family="paragraph" style:parent-style-name="Standard">
      <style:text-properties officeooo:rsid="001f441e" officeooo:paragraph-rsid="001f441e"/>
    </style:style>
    <style:style style:name="P6" style:family="paragraph" style:parent-style-name="Standard">
      <style:text-properties officeooo:rsid="0022ddcd" officeooo:paragraph-rsid="0036a977"/>
    </style:style>
    <style:style style:name="P7" style:family="paragraph" style:parent-style-name="Standard">
      <style:text-properties officeooo:rsid="0036a977" officeooo:paragraph-rsid="0036a977"/>
    </style:style>
    <style:style style:name="P8" style:family="paragraph" style:parent-style-name="Standard">
      <style:text-properties officeooo:rsid="00487ffe" officeooo:paragraph-rsid="0036a977"/>
    </style:style>
    <style:style style:name="P9" style:family="paragraph" style:parent-style-name="Standard">
      <style:text-properties officeooo:rsid="005c4966" officeooo:paragraph-rsid="0058c8b7"/>
    </style:style>
    <style:style style:name="T1" style:family="text">
      <style:text-properties officeooo:rsid="001712ee"/>
    </style:style>
    <style:style style:name="T2" style:family="text">
      <style:text-properties officeooo:rsid="001cd0b7"/>
    </style:style>
    <style:style style:name="T3" style:family="text">
      <style:text-properties officeooo:rsid="001d26df"/>
    </style:style>
    <style:style style:name="T4" style:family="text">
      <style:text-properties officeooo:rsid="001db593"/>
    </style:style>
    <style:style style:name="T5" style:family="text">
      <style:text-properties officeooo:rsid="0020e791"/>
    </style:style>
    <style:style style:name="T6" style:family="text">
      <style:text-properties officeooo:rsid="0022ddcd"/>
    </style:style>
    <style:style style:name="T7" style:family="text">
      <style:text-properties officeooo:rsid="002716d6"/>
    </style:style>
    <style:style style:name="T8" style:family="text">
      <style:text-properties officeooo:rsid="00287b02"/>
    </style:style>
    <style:style style:name="T9" style:family="text">
      <style:text-properties officeooo:rsid="0028931c"/>
    </style:style>
    <style:style style:name="T10" style:family="text">
      <style:text-properties officeooo:rsid="0029862b"/>
    </style:style>
    <style:style style:name="T11" style:family="text">
      <style:text-properties officeooo:rsid="002a326b"/>
    </style:style>
    <style:style style:name="T12" style:family="text">
      <style:text-properties officeooo:rsid="002c4a38"/>
    </style:style>
    <style:style style:name="T13" style:family="text">
      <style:text-properties officeooo:rsid="002cad69"/>
    </style:style>
    <style:style style:name="T14" style:family="text">
      <style:text-properties officeooo:rsid="002e55d1"/>
    </style:style>
    <style:style style:name="T15" style:family="text">
      <style:text-properties officeooo:rsid="00317ae0"/>
    </style:style>
    <style:style style:name="T16" style:family="text">
      <style:text-properties officeooo:rsid="00349e21"/>
    </style:style>
    <style:style style:name="T17" style:family="text">
      <style:text-properties officeooo:rsid="003744e3"/>
    </style:style>
    <style:style style:name="T18" style:family="text">
      <style:text-properties officeooo:rsid="003bcf43"/>
    </style:style>
    <style:style style:name="T19" style:family="text">
      <style:text-properties officeooo:rsid="004475eb"/>
    </style:style>
    <style:style style:name="T20" style:family="text">
      <style:text-properties officeooo:rsid="004985a0"/>
    </style:style>
    <style:style style:name="T21" style:family="text">
      <style:text-properties officeooo:rsid="004e1658"/>
    </style:style>
    <style:style style:name="T22" style:family="text">
      <style:text-properties officeooo:rsid="0050094f"/>
    </style:style>
    <style:style style:name="T23" style:family="text">
      <style:text-properties officeooo:rsid="00526ebe"/>
    </style:style>
    <style:style style:name="T24" style:family="text">
      <style:text-properties officeooo:rsid="005aa41c"/>
    </style:style>
    <style:style style:name="T25" style:family="text">
      <style:text-properties officeooo:rsid="005e774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We would like to thank the four reviewers for their valuable comments.</text:p>
      <text:p text:style-name="P1"/>
      <text:p text:style-name="P1">The reviewers were unanimous in <text:span text:style-name="T1">alleging a high degree of overlap with our EKAW 2014 paper and in considering the amount of novel material insufficient to grant acceptance. While it is true that this paper has much in common with the EKAW paper, we would like to point out that:</text:span></text:p>
      <text:p text:style-name="P2">1) since this paper is an extension of the work presented at EKAW, <text:span text:style-name="T21">we had no choice but to repeat </text:span>the background concepts and theory <text:span text:style-name="T2">in order to make the paper self-contained;</text:span></text:p>
      <text:p text:style-name="P3">2) the EKAW paper was <text:span text:style-name="T22">a </text:span>short <text:span text:style-name="T22">paper </text:span>and we wanted to take the opportunity of this submission to ESWC to fully expound our proposal; indeed, Sections <text:span text:style-name="T10">1,</text:span> 2, <text:span text:style-name="T8">and </text:span>3 <text:span text:style-name="T3">actually </text:span>include much more material than the <text:span text:style-name="T23">EKAW </text:span>paper: <text:span text:style-name="T9">in particular, Section 1 and 2 are more than twice longer and the six postulates of our possibility and necessity measures in Section 3.3 were not there in the EKAW paper</text:span>;</text:p>
      <text:p text:style-name="P4">3) finally, <text:span text:style-name="T4">we do think that the time capping heuristics is a further real contribution and a substantial advance wrt to the EKAW paper: in order to evaluate this claim, please just consider how many more axioms we could test in a very short time span and, moreover, on a much less powerful machine; admittedly, we could have dedicated more space to presenting and discussing our results in greater detail, and we were planning on doing that if the paper had been accepted.</text:span></text:p>
      <text:p text:style-name="P4"/>
      <text:p text:style-name="P5">We would be much interested in knowing why exactly Reviewer #3 is not convinced of the utility of possibility theory (BTW, why <text:span text:style-name="T14">is</text:span> th<text:span text:style-name="T14">at</text:span> term <text:span text:style-name="T14">quoted</text:span>? Possibility theory is one of the<text:span text:style-name="T15"> </text:span>generally accepted mathematical theories of uncert<text:span text:style-name="T6">ainty</text:span>). Maybe we are failing to see the reason why possibility theory is not the way to go and, if only <text:span text:style-name="T25">we </text:span>could see it, we would avoid <text:span text:style-name="T18">making</text:span> effort<text:span text:style-name="T18">s</text:span> in a direction that is clearly doomed to failure. <text:span text:style-name="T5">That's the main utility of peer review. At the very least, even if we do not abandon it, we will make the case for it more convincingly in our next paper...</text:span></text:p>
      <text:p text:style-name="P5"/>
      <text:p text:style-name="P6">Finally, there are several observations by Reviewer <text:span text:style-name="T24">#</text:span>4 which would <text:span text:style-name="T7">call for</text:span> a very detailed and extensive rebuttal. <text:span text:style-name="T11">O</text:span>ne example <text:span text:style-name="T16">is taking</text:span> the * in $\omega^*$ <text:span text:style-name="T12">a</text:span>s Kleene's operator, when it is 100% clear that <text:span text:style-name="T13">it</text:span> just means “a particular interpretation $\omega$”, i.e., a worLd (and not a word, all the more so because nowhere it is said that $\Omega$ is an alphabet!).</text:p>
      <text:p text:style-name="P7">Another is claiming that content(C subclass D) is empty, <text:span text:style-name="T19">when,</text:span> <text:span text:style-name="T17">in fact, </text:span>in every interpretation where “C subclass D” holds, “C(a) implies D(a)” holds too, with a any individual name. <text:span text:style-name="T20">BTW, logical consequence is not necessarily defined wrt an ontology: for example, P and Q |= P even in the absence of an ontology!</text:span></text:p>
      <text:p text:style-name="P8">Unfortunately, we do not have enough space for a detailed refutation of these and other similar rema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G. B. Tettamanzi</meta:initial-creator>
    <meta:creation-date>2015-02-24T12:04:02.787917680</meta:creation-date>
    <dc:date>2015-03-27T10:11:19.011292999</dc:date>
    <dc:creator>Andrea G. B. Tettamanzi</dc:creator>
    <meta:editing-duration>PT4H26M9S</meta:editing-duration>
    <meta:editing-cycles>66</meta:editing-cycles>
    <meta:generator>LibreOffice/4.2.7.2$Linux_X86_64 LibreOffice_project/420m0$Build-2</meta:generator>
    <meta:document-statistic meta:table-count="0" meta:image-count="0" meta:object-count="0" meta:page-count="1" meta:paragraph-count="9" meta:word-count="489" meta:character-count="2756" meta:non-whitespace-character-count="2276"/>
  </office:meta>
</office:document-meta>
</file>